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0a5563" officeooo:paragraph-rsid="000a5563"/>
    </style:style>
    <style:style style:name="P2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960f6"/>
    </style:style>
    <style:style style:name="P3" style:family="paragraph" style:parent-style-name="Text_20_body">
      <style:paragraph-properties fo:margin-left="0in" fo:margin-right="0in" fo:text-align="end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960f6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960f6"/>
    </style:style>
    <style:style style:name="P5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917aa" officeooo:paragraph-rsid="001917aa" style:font-weight-asian="normal" style:font-weight-complex="normal"/>
    </style:style>
    <style:style style:name="P6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Liberation Serif" fo:font-size="15pt" fo:letter-spacing="normal" fo:font-style="normal" fo:font-weight="bold" officeooo:rsid="0017d785" officeooo:paragraph-rsid="000960f6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Liberation Serif" fo:font-size="15pt" fo:letter-spacing="normal" fo:font-style="normal" fo:font-weight="bold" officeooo:paragraph-rsid="000960f6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officeooo:paragraph-rsid="001cc528"/>
    </style:style>
    <style:style style:name="P9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1b5024" officeooo:paragraph-rsid="001b5024" style:font-size-asian="12.25pt" style:font-weight-asian="normal" style:font-size-complex="14pt" style:font-weight-complex="normal"/>
    </style:style>
    <style:style style:name="P10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0fb584" officeooo:paragraph-rsid="000fb584" style:font-size-asian="12.25pt" style:font-weight-asian="bold" style:font-size-complex="14pt" style:font-weight-complex="bold"/>
    </style:style>
    <style:style style:name="P11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0fb584" officeooo:paragraph-rsid="000fb584" style:font-size-asian="12.25pt" style:font-weight-asian="bold" style:font-size-complex="14pt" style:font-weight-complex="bold"/>
    </style:style>
    <style:style style:name="P12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1b5024" officeooo:paragraph-rsid="001b5024" style:font-size-asian="12.25pt" style:font-weight-asian="bold" style:font-size-complex="14pt" style:font-weight-complex="bold"/>
    </style:style>
    <style:style style:name="P13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917aa" officeooo:paragraph-rsid="001cc528" style:font-weight-asian="normal" style:font-weight-complex="normal"/>
    </style:style>
    <style:style style:name="P14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fc0cd" officeooo:paragraph-rsid="001fc0cd" style:font-weight-asian="normal" style:font-weight-complex="normal"/>
    </style:style>
    <style:style style:name="P15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4190e" officeooo:paragraph-rsid="0024190e" style:font-weight-asian="normal" style:font-weight-complex="normal"/>
    </style:style>
    <style:style style:name="P16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bold" officeooo:rsid="001fc0cd" officeooo:paragraph-rsid="001fc0cd" style:font-weight-asian="bold" style:font-weight-complex="bold"/>
    </style:style>
    <style:style style:name="P17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weight="bold" officeooo:paragraph-rsid="001fc0cd" style:font-weight-asian="bold" style:font-weight-complex="bold"/>
    </style:style>
    <style:style style:name="P18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fb584" officeooo:paragraph-rsid="000c2bc6" style:font-size-asian="12.25pt" style:font-weight-asian="normal" style:font-size-complex="14pt" style:font-weight-complex="normal"/>
    </style:style>
    <style:style style:name="P19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1b5024" officeooo:paragraph-rsid="00213c40" style:font-size-asian="12.25pt" style:font-weight-asian="normal" style:font-size-complex="14pt" style:font-weight-complex="normal"/>
    </style:style>
    <style:style style:name="P20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fo:letter-spacing="normal" fo:font-style="normal" fo:font-weight="bold" officeooo:rsid="001917aa" officeooo:paragraph-rsid="001917aa"/>
    </style:style>
    <style:style style:name="P21" style:family="paragraph" style:parent-style-name="Text_20_body">
      <style:paragraph-properties fo:text-align="justify" style:justify-single-word="false" fo:orphans="2" fo:widows="2"/>
      <style:text-properties officeooo:paragraph-rsid="00213c40"/>
    </style:style>
    <style:style style:name="P22" style:family="paragraph" style:parent-style-name="Text_20_body">
      <style:paragraph-properties fo:text-align="justify" style:justify-single-word="false" fo:orphans="2" fo:widows="2"/>
      <style:text-properties officeooo:rsid="00213c40" officeooo:paragraph-rsid="00213c40"/>
    </style:style>
    <style:style style:name="P23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333333" fo:letter-spacing="normal" fo:font-style="normal" fo:font-weight="bold" officeooo:rsid="001fc0cd" officeooo:paragraph-rsid="001fc0cd"/>
    </style:style>
    <style:style style:name="P24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10.5pt" fo:background-color="transparent"/>
    </style:style>
    <style:style style:name="P25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10.5pt" fo:background-color="transparent"/>
    </style:style>
    <style:style style:name="P26" style:family="paragraph" style:parent-style-name="Preformatted_20_Text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DejaVu Sans Mono" fo:font-size="10.5pt" fo:letter-spacing="normal" fo:font-style="normal" fo:font-weight="normal" officeooo:rsid="001fc0cd" officeooo:paragraph-rsid="001fc0cd" fo:background-color="transparent" style:font-weight-asian="normal" style:font-weight-complex="normal"/>
    </style:style>
    <style:style style:name="T1" style:family="text">
      <style:text-properties officeooo:rsid="00318c53"/>
    </style:style>
    <style:style style:name="T2" style:family="text">
      <style:text-properties officeooo:rsid="0017d785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9e8ff" style:font-weight-asian="normal" style:font-weight-complex="normal"/>
    </style:style>
    <style:style style:name="T5" style:family="text">
      <style:text-properties fo:font-weight="normal" officeooo:rsid="00213c40" style:font-weight-asian="normal" style:font-weight-complex="normal"/>
    </style:style>
    <style:style style:name="T6" style:family="text">
      <style:text-properties fo:font-weight="normal" officeooo:rsid="0022ffde" style:font-weight-asian="normal" style:font-weight-complex="normal"/>
    </style:style>
    <style:style style:name="T7" style:family="text">
      <style:text-properties officeooo:rsid="001917aa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fc0cd" style:font-weight-asian="bold" style:font-weight-complex="bold"/>
    </style:style>
    <style:style style:name="T11" style:family="text">
      <style:text-properties fo:font-weight="bold" officeooo:rsid="0024190e" style:font-weight-asian="bold" style:font-weight-complex="bold"/>
    </style:style>
    <style:style style:name="T12" style:family="text">
      <style:text-properties fo:font-weight="bold" officeooo:rsid="001fc0cd"/>
    </style:style>
    <style:style style:name="T13" style:family="text">
      <style:text-properties officeooo:rsid="001ba69a"/>
    </style:style>
    <style:style style:name="T14" style:family="text">
      <style:text-properties fo:font-variant="normal" fo:text-transform="none" fo:color="#000000" style:font-name="Liberation Serif" fo:font-size="15pt" fo:letter-spacing="normal" fo:font-style="normal" fo:font-weight="bold" style:font-size-asian="15pt" style:font-weight-asian="bold" style:font-size-complex="15pt" style:font-weight-complex="bold"/>
    </style:style>
    <style:style style:name="T15" style:family="text">
      <style:text-properties fo:font-variant="normal" fo:text-transform="none" fo:color="#000000" style:font-name="Liberation Serif" fo:font-size="15pt" fo:letter-spacing="normal" fo:font-style="normal" fo:font-weight="bold" officeooo:rsid="001fc0cd" style:font-size-asian="15pt" style:font-weight-asian="bold" style:font-size-complex="15pt" style:font-weight-complex="bold"/>
    </style:style>
    <style:style style:name="T16" style:family="text">
      <style:text-properties fo:font-variant="normal" fo:text-transform="none" fo:color="#000000" style:font-name="Liberation Serif" fo:font-size="15pt" fo:letter-spacing="normal" fo:font-style="normal" officeooo:rsid="0017d785" style:font-size-asian="15pt" style:font-size-complex="15pt"/>
    </style:style>
    <style:style style:name="T17" style:family="text">
      <style:text-properties fo:font-variant="normal" fo:text-transform="none" fo:color="#000000" style:font-name="Liberation Serif" fo:font-size="14pt" fo:letter-spacing="normal" fo:font-style="normal" fo:font-weight="normal" style:font-size-asian="12.25pt" style:font-weight-asian="normal" style:font-size-complex="14pt" style:font-weight-complex="normal"/>
    </style:style>
    <style:style style:name="T18" style:family="text">
      <style:text-properties fo:font-variant="normal" fo:text-transform="none" fo:color="#000000" style:font-name="Liberation Serif" fo:font-size="14pt" fo:letter-spacing="normal" fo:font-style="normal" fo:font-weight="normal" officeooo:rsid="001fc0cd" style:font-size-asian="12.25pt" style:font-weight-asian="normal" style:font-size-complex="14pt" style:font-weight-complex="normal"/>
    </style:style>
    <style:style style:name="T19" style:family="text">
      <style:text-properties fo:font-variant="normal" fo:text-transform="none" fo:color="#000000" style:font-name="Liberation Serif" fo:font-size="14pt" fo:letter-spacing="normal" fo:font-style="normal" fo:font-weight="normal" officeooo:rsid="001917aa" style:font-size-asian="12.25pt" style:font-weight-asian="normal" style:font-size-complex="14pt" style:font-weight-complex="normal"/>
    </style:style>
    <style:style style:name="T20" style:family="text">
      <style:text-properties fo:font-variant="normal" fo:text-transform="none" fo:color="#000000" style:font-name="Liberation Serif" fo:font-size="14pt" fo:letter-spacing="normal" fo:font-style="normal" fo:font-weight="normal" officeooo:rsid="00213c40" style:font-size-asian="12.25pt" style:font-weight-asian="normal" style:font-size-complex="14pt" style:font-weight-complex="normal"/>
    </style:style>
    <style:style style:name="T21" style:family="text">
      <style:text-properties officeooo:rsid="001fc0cd"/>
    </style:style>
    <style:style style:name="T22" style:family="text">
      <style:text-properties officeooo:rsid="00213c40"/>
    </style:style>
    <style:style style:name="T23" style:family="text">
      <style:text-properties officeooo:rsid="0025db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__DdeLink__335_587979201"/>МОСКОВСКИЙ АВИАЦИОННЫЙ ИНСТИТУТ</text:p>
      <text:p text:style-name="P2">(НАЦИОНАЛЬНЫЙ ИССЛЕДОВАТЕЛЬСКИЙ УНИВЕРСИТЕТ)</text:p>
      <text:p text:style-name="P2">Факультет <text:span text:style-name="T1">информационных технологий и </text:span>прикладной математики</text:p>
      <text:p text:style-name="P2">Кафедра вычислительной математики и программирования</text:p>
      <text:p text:style-name="P2"/>
      <text:p text:style-name="P2"/>
      <text:p text:style-name="P7">Отчет по <text:span text:style-name="T2">лабораторной работе №2</text:span></text:p>
      <text:p text:style-name="P17"><text:span text:style-name="T16">«</text:span>Оценка качества поиска<text:span text:style-name="T16">»</text:span></text:p>
      <text:p text:style-name="P6">по курсу</text:p>
      <text:p text:style-name="P8"><text:span text:style-name="T14">«</text:span><text:span text:style-name="T15">Информационный поиск</text:span><text:span text:style-name="T14">»</text:span></text:p>
      <text:p text:style-name="P4"/>
      <text:p text:style-name="P4"/>
      <text:p text:style-name="P4"/>
      <text:p text:style-name="P4"/>
      <text:p text:style-name="P3">Группа: М80-10<text:span text:style-name="T7">6</text:span>М</text:p>
      <text:p text:style-name="P3">Выполнил: <text:span text:style-name="T21">Забелин М.К.</text:span></text:p>
      <text:p text:style-name="P3">Преподаватель: Калинин А.Л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Москва, 201<text:bookmark-end text:name="__DdeLink__335_587979201"/><text:span text:style-name="T13">9</text:span></text:p>
      <text:p text:style-name="P5"><text:soft-page-break/><text:span text:style-name="T9">ЛР</text:span><text:span text:style-name="T11">2</text:span><text:span text:style-name="T9">: </text:span><text:span text:style-name="T10">Оценка качества поиска</text:span> </text:p>
      <text:p text:style-name="P13">Необходимо оценить качество своего поиска и сравнить их с двумя альтернативами (для Википедии можно собственный поиск по Википедии, поиск Google или Яндекса с ограничением по сайту Википедии). Как минимум, нужно измерить P, DCG, NDCG и ERR уровней @1, @3 и @5, приветствуется использование дополнительных метрик качества. Для оценки качества необходимо придумать 30 запросов, отражающих интересы пользователей или, если есть доступ к настоящим запросам пользователей, то выбрать репрезентативную подборку.</text:p>
      <text:p text:style-name="P16">Примеры запросов по тематике «Мобильная техника»:</text:p>
      <text:p text:style-name="P26"><text:span text:style-name="T8">htc огонек</text:span></text:p>
      <text:p text:style-name="P25"><text:span text:style-name="T8">Оболочка интерфейса</text:span></text:p>
      <text:p text:style-name="P25"><text:span text:style-name="T8">Спинка устройства</text:span></text:p>
      <text:p text:style-name="P25"><text:span text:style-name="T8">Время автономной работы</text:span></text:p>
      <text:p text:style-name="P25"><text:span text:style-name="T8">Троттлинг</text:span></text:p>
      <text:p text:style-name="P25"><text:span text:style-name="T8">Батарея</text:span></text:p>
      <text:p text:style-name="P25"><text:span text:style-name="T8">Фронтальная камера</text:span></text:p>
      <text:p text:style-name="P25"><text:span text:style-name="T8">Беспроводные наушники</text:span></text:p>
      <text:p text:style-name="P25"><text:span text:style-name="T8">Андрои</text:span><text:span text:style-name="T12">д</text:span></text:p>
      <text:p text:style-name="P25"><text:span text:style-name="T8">Разъем 3.5 мм</text:span></text:p>
      <text:p text:style-name="P25"><text:span text:style-name="T8">Зарядка аккумулятора</text:span></text:p>
      <text:p text:style-name="P25"><text:span text:style-name="T8">QWERTY-клавиатура</text:span></text:p>
      <text:p text:style-name="P25"><text:span text:style-name="T8">Громкость динамиков</text:span></text:p>
      <text:p text:style-name="P25"><text:span text:style-name="T8">Модуль LTE</text:span></text:p>
      <text:p text:style-name="P25"><text:span text:style-name="T8">Чипсеты Qualcomm</text:span></text:p>
      <text:p text:style-name="P25"><text:span text:style-name="T8">Система на чипе</text:span></text:p>
      <text:p text:style-name="P25"><text:span text:style-name="T8">OG</text:span><text:span text:style-name="T12">S</text:span></text:p>
      <text:p text:style-name="P25"><text:span text:style-name="T8">Карта памяти</text:span></text:p>
      <text:p text:style-name="P25"><text:span text:style-name="T8">Nano sim</text:span></text:p>
      <text:p text:style-name="P25"><text:span text:style-name="T8">Оперативная память</text:span></text:p>
      <text:p text:style-name="P25"><text:span text:style-name="T8">Индикатор уведомлений</text:span></text:p>
      <text:p text:style-name="P25"><text:span text:style-name="T8">Подсветка экрана</text:span></text:p>
      <text:p text:style-name="P25"><text:span text:style-name="T8">Multitouch</text:span></text:p>
      <text:p text:style-name="P25"><text:span text:style-name="T8">Java-приложения</text:span></text:p>
      <text:p text:style-name="P25"><text:span text:style-name="T8">Amoled экран</text:span></text:p>
      <text:p text:style-name="P25"><text:span text:style-name="T8">SMS-сообщения</text:span></text:p>
      <text:p text:style-name="P25"><text:span text:style-name="T8">Шумоподавление</text:span></text:p>
      <text:p text:style-name="P25"><text:span text:style-name="T8">Apple</text:span></text:p>
      <text:p text:style-name="P25"><text:span text:style-name="T8">Емкость батареи</text:span></text:p>
      <text:p text:style-name="P24"><text:span text:style-name="T8">внешний аккумулятор</text:span></text:p>
      <text:p text:style-name="P14">Яндекс немного чаще, чем Google, выдает статьи, где слова из запроса содержатся в некотором контексте, но не являются основными в статье. Например, я хочу найти что такое «время автономной работы», а получаю рейтинг устройств по времени автномной работы. Но в целом результаты очень и очень похожи.</text:p>
      <text:p text:style-name="P15"><text:soft-page-break/>Также оба поисковика не справились с запросом «<text:span text:style-name="T23">батарея</text:span>», <text:span text:style-name="T23">показав <text:s/>часть результатов про батарею в смысле тактического подразделения артиллерии, а не <text:s text:c="2"/>из области электротехники. После кучи запросов, касающихся мобильной техник, я ожидал увидеть статьи, где это слово бы было именно во втором контексте. Следовательно, поисковики не учитывают предыдущую тематику запросов при новой поисковой выдаче. </text:span></text:p>
      <text:p text:style-name="P23"/>
      <text:p text:style-name="P20"/>
      <text:p text:style-name="P21"><text:span text:style-name="T18">Результаты метрик </text:span><text:span text:style-name="T19">P, DCG, NDCG и ERR уровней @1, @3 и @5</text:span><text:span text:style-name="T18"> можно для поисковиков Яндекс и Google можно увидеть соответственно</text:span></text:p>
      <text:p text:style-name="P21"><text:a xlink:type="simple" xlink:href="https://github.com/Mikhail-Z/MAI/blob/master/sem10/Informational%20Search/is2/out_yandex_queries_scores.csv"><text:span text:style-name="T20">https://github.com/Mikhail-Z/MAI/blob/master/sem10/Informational%20Search/is2/out_yandex_queries_scores.csv</text:span></text:a></text:p>
      <text:p text:style-name="P21"><text:a xlink:type="simple" xlink:href="https://github.com/Mikhail-Z/MAI/blob/master/sem10/Informational%20Search/is2/out_google_queries_scores.csv"><text:span text:style-name="T20">https://github.com/Mikhail-Z/MAI/blob/master/sem10/Informational%20Search/is2/out_google_queries_scores.csv</text:span></text:a></text:p>
      <text:p text:style-name="P21"/>
      <text:p text:style-name="P22"><text:span text:style-name="T17">Оценки, на основании которых считались метрики:</text:span></text:p>
      <text:p text:style-name="P22"><text:span text:style-name="T17">https://github.com/Mikhail-Z/MAI/blob/master/sem10/Informational%20Search/is2/yandex_queries_scores.csv</text:span></text:p>
      <text:p text:style-name="P22"><text:span text:style-name="T17">https://github.com/Mikhail-Z/MAI/blob/master/sem10/Informational%20Search/is2/google_queries_scores.csv</text:span></text:p>
      <text:p text:style-name="P18"/>
      <text:p text:style-name="P10">Вывод</text:p>
      <text:p text:style-name="P11"><text:span text:style-name="T3"><text:tab/></text:span><text:span text:style-name="T5">Познакомился с различными метриками для оценки </text:span><text:span text:style-name="T6">релевантности <text:s/>результатов</text:span><text:span text:style-name="T5"> поиска</text:span><text:span text:style-name="T4">.</text:span></text:p>
      <text:p text:style-name="P12">Ссылка на Git репозиторий</text:p>
      <text:p text:style-name="P19"><text:span text:style-name="T22">https://github.com/Mikhail-Z/MAI/tree/master/sem10/Informational%20Search/is2</text:span></text:p>
      <text:p text:style-name="P9"/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4:32:10.592072335</meta:creation-date>
    <dc:date>2019-04-28T15:26:12.187188432</dc:date>
    <meta:editing-duration>PT2H34M</meta:editing-duration>
    <meta:editing-cycles>12</meta:editing-cycles>
    <meta:generator>LibreOffice/4.2.8.2$Linux_X86_64 LibreOffice_project/420m0$Build-2</meta:generator>
    <meta:document-statistic meta:table-count="0" meta:image-count="0" meta:object-count="0" meta:page-count="4" meta:paragraph-count="57" meta:word-count="315" meta:character-count="2828" meta:non-whitespace-character-count="2563"/>
  </office:meta>
</office:document-meta>
</file>